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4166" officeooo:paragraph-rsid="00004166"/>
    </style:style>
    <style:style style:name="P2" style:family="paragraph" style:parent-style-name="Standard">
      <style:text-properties officeooo:rsid="00004166" officeooo:paragraph-rsid="00032aca"/>
    </style:style>
    <style:style style:name="P3" style:family="paragraph" style:parent-style-name="Standard">
      <style:text-properties officeooo:paragraph-rsid="00004166"/>
    </style:style>
    <style:style style:name="P4" style:family="paragraph" style:parent-style-name="Standard">
      <style:text-properties officeooo:rsid="00027efb" officeooo:paragraph-rsid="00027efb"/>
    </style:style>
    <style:style style:name="P5" style:family="paragraph" style:parent-style-name="Standard">
      <style:text-properties officeooo:paragraph-rsid="00027efb"/>
    </style:style>
    <style:style style:name="P6" style:family="paragraph" style:parent-style-name="Standard">
      <style:text-properties officeooo:paragraph-rsid="00032aca"/>
    </style:style>
    <style:style style:name="P7" style:family="paragraph" style:parent-style-name="Standard">
      <style:text-properties officeooo:rsid="00032aca" officeooo:paragraph-rsid="00032aca"/>
    </style:style>
    <style:style style:name="P8" style:family="paragraph" style:parent-style-name="Standard">
      <style:text-properties officeooo:paragraph-rsid="00037a27"/>
    </style:style>
    <style:style style:name="P9" style:family="paragraph" style:parent-style-name="Standard">
      <style:text-properties officeooo:paragraph-rsid="0006b558"/>
    </style:style>
    <style:style style:name="P10" style:family="paragraph" style:parent-style-name="Standard">
      <style:text-properties officeooo:paragraph-rsid="000ada4b"/>
    </style:style>
    <style:style style:name="P11" style:family="paragraph" style:parent-style-name="Standard">
      <style:text-properties fo:font-weight="bold" officeooo:rsid="000d9c11" officeooo:paragraph-rsid="000d9c11" style:font-weight-asian="bold" style:font-weight-complex="bold"/>
    </style:style>
    <style:style style:name="P12" style:family="paragraph" style:parent-style-name="Standard">
      <style:text-properties fo:font-weight="bold" officeooo:rsid="000f5c8d" officeooo:paragraph-rsid="000f5c8d" style:font-weight-asian="bold" style:font-weight-complex="bold"/>
    </style:style>
    <style:style style:name="P13" style:family="paragraph" style:parent-style-name="Standard">
      <style:text-properties fo:font-weight="bold" officeooo:rsid="00110858" officeooo:paragraph-rsid="00110858" style:font-weight-asian="bold" style:font-weight-complex="bold"/>
    </style:style>
    <style:style style:name="P14" style:family="paragraph" style:parent-style-name="Standard">
      <style:text-properties officeooo:paragraph-rsid="000d9c11"/>
    </style:style>
    <style:style style:name="P15" style:family="paragraph" style:parent-style-name="Text_20_body">
      <style:text-properties officeooo:paragraph-rsid="000d9c11"/>
    </style:style>
    <style:style style:name="P16" style:family="paragraph" style:parent-style-name="Standard">
      <style:text-properties officeooo:paragraph-rsid="000ebc5c"/>
    </style:style>
    <style:style style:name="P17" style:family="paragraph" style:parent-style-name="Standard">
      <style:text-properties officeooo:paragraph-rsid="000f5c8d"/>
    </style:style>
    <style:style style:name="P18" style:family="paragraph" style:parent-style-name="Standard">
      <style:text-properties officeooo:paragraph-rsid="00110858"/>
    </style:style>
    <style:style style:name="P19" style:family="paragraph" style:parent-style-name="Text_20_body">
      <style:text-properties officeooo:paragraph-rsid="00110858"/>
    </style:style>
    <style:style style:name="P20" style:family="paragraph" style:parent-style-name="Text_20_body">
      <style:paragraph-properties fo:margin-left="0cm" fo:margin-right="0cm" fo:margin-top="0cm" fo:margin-bottom="0cm" style:contextual-spacing="false" fo:text-indent="0cm" style:auto-text-indent="false"/>
    </style:style>
    <style:style style:name="P21" style:family="paragraph" style:parent-style-name="Standard">
      <style:text-properties officeooo:paragraph-rsid="00110858"/>
    </style:style>
    <style:style style:name="P22" style:family="paragraph" style:parent-style-name="Standard">
      <style:text-properties fo:font-weight="bold" officeooo:rsid="00138db2" officeooo:paragraph-rsid="00138db2" style:font-weight-asian="bold" style:font-weight-complex="bold"/>
    </style:style>
    <style:style style:name="P23" style:family="paragraph" style:parent-style-name="Standard">
      <style:text-properties officeooo:paragraph-rsid="00138db2"/>
    </style:style>
    <style:style style:name="P24" style:family="paragraph" style:parent-style-name="Text_20_body">
      <style:paragraph-properties fo:margin-left="0cm" fo:margin-right="0cm" fo:margin-top="0cm" fo:margin-bottom="0cm" style:contextual-spacing="false" fo:text-indent="0cm" style:auto-text-indent="false"/>
    </style:style>
    <style:style style:name="P25" style:family="paragraph" style:parent-style-name="Text_20_body">
      <style:text-properties officeooo:paragraph-rsid="00138db2"/>
    </style:style>
    <style:style style:name="T1" style:family="text">
      <style:text-properties officeooo:rsid="00004166"/>
    </style:style>
    <style:style style:name="T2" style:family="text">
      <style:text-properties officeooo:rsid="00015c60"/>
    </style:style>
    <style:style style:name="T3" style:family="text">
      <style:text-properties officeooo:rsid="00027efb"/>
    </style:style>
    <style:style style:name="T4" style:family="text">
      <style:text-properties officeooo:rsid="00032aca"/>
    </style:style>
    <style:style style:name="T5" style:family="text">
      <style:text-properties officeooo:rsid="00037a27"/>
    </style:style>
    <style:style style:name="T6" style:family="text">
      <style:text-properties officeooo:rsid="00042243"/>
    </style:style>
    <style:style style:name="T7" style:family="text">
      <style:text-properties officeooo:rsid="0006b558"/>
    </style:style>
    <style:style style:name="T8" style:family="text">
      <style:text-properties officeooo:rsid="0007b274"/>
    </style:style>
    <style:style style:name="T9" style:family="text">
      <style:text-properties officeooo:rsid="0007f666"/>
    </style:style>
    <style:style style:name="T10" style:family="text">
      <style:text-properties officeooo:rsid="00088b4a"/>
    </style:style>
    <style:style style:name="T11" style:family="text">
      <style:text-properties officeooo:rsid="000ada4b"/>
    </style:style>
    <style:style style:name="T12" style:family="text">
      <style:text-properties officeooo:rsid="000d9c11"/>
    </style:style>
    <style:style style:name="T13" style:family="text">
      <style:text-properties fo:font-weight="bold" officeooo:rsid="000d9c11" style:font-weight-asian="bold" style:font-weight-complex="bold"/>
    </style:style>
    <style:style style:name="T14" style:family="text">
      <style:text-properties fo:font-weight="bold" officeooo:rsid="000ebc5c" style:font-weight-asian="bold" style:font-weight-complex="bold"/>
    </style:style>
    <style:style style:name="T15" style:family="text">
      <style:text-properties fo:font-weight="bold" officeooo:rsid="000f5c8d" style:font-weight-asian="bold" style:font-weight-complex="bold"/>
    </style:style>
    <style:style style:name="T16" style:family="text">
      <style:text-properties fo:font-weight="bold" officeooo:rsid="00110858" style:font-weight-asian="bold" style:font-weight-complex="bold"/>
    </style:style>
    <style:style style:name="T17" style:family="text">
      <style:text-properties fo:font-weight="bold" officeooo:rsid="00138db2" style:font-weight-asian="bold" style:font-weight-complex="bold"/>
    </style:style>
    <style:style style:name="T18" style:family="text">
      <style:text-properties officeooo:rsid="00110858"/>
    </style:style>
    <style:style style:name="T19" style:family="text">
      <style:text-properties officeooo:rsid="001517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1.</text:span>Briefly outline your professional plans and career objectives in your own words, explaining and substantiating why you want to do PGP and what you expect to get from it ? </text:p>
      <text:p text:style-name="P3"/>
      <text:p text:style-name="P1">Ans:- </text:p>
      <text:p text:style-name="P1"><text:tab/>In today’s dynamic and competitive world, achieving professional excellence requires a blend of technical expertise, strategic thinking and leadership acumen. With a keen interest in consulting and finance, my career aspirations are focused on contributing to leading organisations such as EY, PWC, Goldman Sachs or JP Morgan Chase companies renowned for their transformative compact on global industries. My ultimate goal is to rise to a leadership position, such as the CEO or head of a division managing operations across Asia or India, where I can drive growth, foster innovation and create meaning value.</text:p>
      <text:p text:style-name="P1"/>
      <text:p text:style-name="P1"><text:tab/>Beyond academics, the opportunity to interact with a diverse cohort of peers will enhance my interpersonal and leadership abilities. Engaging with industry leaders through guest lectures, workshops and internships will offer valuable insights into real-world challenges faced by global consulting and financial organisations. These experiences will prepare me to navigate complex business landscapes and deliver impactful results.</text:p>
      <text:p text:style-name="P1"/>
      <text:p text:style-name="P1"><text:tab/>In the long term, I aspire to steer the strategic direction of a consulting or financial division, leveraging my expertise to address emerging market challenges, optimize operations and unlock growth opportunities. By focusing on transformative leadership and innovation, I aim to contribute to the rising prominence of India and Asia in the global economic arena. The Post Graduate Program from IIM Kozikode is the ideal stepping stone to achieving my ambitious objectives. IIM Kozhikode’s stellar placement record with 33% in consulting and 26% in finance of the total batch in 2023, improving in 2024 with 33% in consulting and 2<text:span text:style-name="T6">8</text:span>% in finance underscores its reputation as a launchpad for high impact careers. Its robust academic framework and focus on industry-oriented learning will equip me with the knowledge and skills to excel in these competitive fields. <text:span text:style-name="T2">The university’s strong ties with top-tier firms inspire confidence that it can help me align my aspirations with tangible opportuni</text:span><text:span text:style-name="T6">ties.</text:span></text:p>
      <text:p text:style-name="P1"/>
      <text:p text:style-name="P4"><text:tab/>In conclusion, an MBA degree from IIM Kozhikode represents more than an academic pursuit- it is a gateway to realizing my professional aspirations. I am confident that the knowledge, skills and opportunities gained here will empower me to excel in leading organisations and eventually assume a leadership role that drives meaningful change on a regional or global scale.</text:p>
      <text:p text:style-name="P4"/>
      <text:p text:style-name="P5"><text:span text:style-name="T3">2.</text:span>Describe your strengths and weakness as identified by you:-</text:p>
      <text:p text:style-name="P5"/>
      <text:p text:style-name="P5"><text:tab/><text:span text:style-name="T3">Self awareness is the cornerstone of growth and thorough introspection, I have identified key strengths that shape my professional aspirations, along with a weakness. I aim to address during my time at IIM Kozhikode.</text:span></text:p>
      <text:p text:style-name="P5"/>
      <text:p text:style-name="P5"><text:tab/><text:span text:style-name="T3">One of my strongest assets is my analytical thinking. I can deconstruct complex problems, identify patterns and derive actionable insights. This strength has been instrumental in solving challenging academic and professional scenarios, particularly those requiring strategic and data-driven decision-making. Coupled with a structured approach to problem solving, my analytical abilities position me well for the demands of consulting and finance, where precision and critical thinking are paramount.</text:span></text:p>
      <text:p text:style-name="P5"/>
      <text:p text:style-name="P5"><text:tab/><text:span text:style-name="T4">However, I have identified public speaking as an area for improvement. While I am confident in smaller, team-based discussions, presenting to large audiences can sometimes feels daunting, particularly in high-pressure situations. Recognising the importance of this skill in roles </text:span><text:soft-page-break/><text:span text:style-name="T4">such as consulting or finance where articulating ideas effectively to diverse stakeholders is critical, I am committed to refining my public speaking abilities.</text:span></text:p>
      <text:p text:style-name="P1"/>
      <text:p text:style-name="P2"><text:tab/><text:span text:style-name="T4">IIM Kozhikode provides a fertile ground to address this weakness. Opportunities to engage in case competitions, leadership forums and presentations will allow me to practise and enhance my skills in a supportive and challenging environment. By the end of the program, I aim to transform this weakness into a strength, ensuring I am equipped to communicate confidently and lead, effectively in any professional setting.</text:span></text:p>
      <text:p text:style-name="P2"/>
      <text:p text:style-name="P2"/>
      <text:p text:style-name="P6"><text:span text:style-name="T4">3. </text:span>What is your most significant accomplishment so far?</text:p>
      <text:p text:style-name="P6"/>
      <text:p text:style-name="P6"><text:tab/><text:span text:style-name="T4">One of my most significant accomplishments has been earning the Associated Board of the Royal Schools of Music(ABRSM) degree certificates in violin for Grades 1,2 and 3 all with merit. These achievements mark a journey </text:span><text:span text:style-name="T6">o</text:span><text:span text:style-name="T4">f dedication, discipline and a deep passion of music.</text:span></text:p>
      <text:p text:style-name="P7"/>
      <text:p text:style-name="P7"><text:tab/>Learning the violin has been both challenging and rewarding. It required countless hours of practice. Preparing for the ABRSM exams involved not only perfecting scales and pieces but also honing aural skills and sight reading abilities. The rigorous standards of these assessments pushed me to consistently improve and perform to the best of my abilities.</text:p>
      <text:p text:style-name="P7"/>
      <text:p text:style-name="P8"><text:span text:style-name="T5">4.</text:span>What are your present hobbies? </text:p>
      <text:p text:style-name="P8"/>
      <text:p text:style-name="P8"><text:tab/><text:span text:style-name="T5">Beyond academics and work, I am passionate about playing the violin which is a source of joy and discipline.</text:span></text:p>
      <text:p text:style-name="P8"/>
      <text:p text:style-name="P8"><text:span text:style-name="T5">5.</text:span>Any other information you would like to share?</text:p>
      <text:p text:style-name="P8"/>
      <text:p text:style-name="P8"><text:tab/><text:span text:style-name="T5">I am fluent in Bengali, English and Hindi with an elementary proficiency in French and Germany. This multilingual capability allows me to communicate effectively across diverse cultural contexts.</text:span></text:p>
      <text:p text:style-name="P7"/>
      <text:p text:style-name="P6"/>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Share an example of when you creatively combined different ideas or resources to achieve a specific goal. What was the result?(*) </text:p>
      <text:p text:style-name="P6"/>
      <text:p text:style-name="P10"><text:span text:style-name="T7">Ans<text:line-break/></text:span>Throughout my academic and professional journey, I have continuously sought opportunities to combine technical expertise with creative problem-solving. During my internship at Highradius, I demonstrated this by developing a fintech B2B<text:span text:style-name="T8">(Business to Business)</text:span> cloud application that integrated machine learning models with web development. This experience honed my ability to blend diverse skill sets and think innovatively, resulting in an AI-enabled product deployed in a live environment. <text:line-break/><text:line-break/>Describe an instance when you learned a significant lesson through direct experience. How did this experience shape your future approach?(*) <text:line-break/><text:line-break/>During my internship at GE Healthcare, my team encountered a time-sensitive issue while managing the ELK<text:span text:style-name="T11">(ElasticSearch Log Kibana)</text:span> stack for a critical testing system we were responsible for. The task involved parsing complex logs using Elastic <text:span text:style-name="T9">S</text:span>earch, but despite our initial familiarity with the stack, we struggled to design efficient queries that met the tight deadline. After hours of trial and error, we eventually resolved the issue by fully leveraging Elastic <text:span text:style-name="T9">S</text:span>earch’s powerful query language. Later, my team lead highlighted a key lesson: thoroughly understanding a tool’s core features is essential for solving complex, real-world problems under pressure. That insight left a lasting impression on me, shaping my future approach to learning new technologies—ensuring I dive deeper into their core functionality to handle challenges effectively. <text:s/><text:line-break/><text:line-break/><text:line-break/>What do you consider your most notable achievement in your career or education? What challenges did you face, and what steps did you take to overcome them?(*) <text:line-break/><text:line-break/>One of my most notable achievements was developing a robust quiz website hosted on Amazon Web Services (AWS). Midway through the project, a key team member responsible for managing the Amazon <text:span text:style-name="T11">Elastic Cloud Compute (</text:span>EC2<text:span text:style-name="T11">)</text:span> instances fell ill, creating a critical gap in the deployment process. With no prior hands-on experience with EC2, I took the initiative to manage the task <text:span text:style-name="T11">and faced technical barriers in executing the job</text:span>. <text:span text:style-name="T11">At times, I felt frustrated. This frustration opened up a new vision which showed a glimpse on how to solve the problem. </text:span>By diligently studying the documentation and experimenting with various instance configurations, I successfully ensured smooth deployment and optimized performance. This experience not only strengthened my technical understanding of cloud technologies but also enhanced my ability to quickly adapt, learn, and take ownership of critical tasks in high-pressure situations. The challenge deepened my problem-solving skills and taught me the importance of resilience and adaptability, qualities I believe will help me thrive in the rigorous academic environment of I<text:span text:style-name="T11">ndian </text:span>I<text:span text:style-name="T11">nstitute of </text:span>M<text:span text:style-name="T11">anagement</text:span> Raipur and contribute meaningfully to collaborative projects. <text:line-break/><text:line-break/><text:line-break/>Do you consider being emotional a strength or a weakness in a professional context? Provide an example from your own experience to support your perspective.(*) </text:p>
      <text:p text:style-name="P9"/>
      <text:p text:style-name="P9"/>
      <text:p text:style-name="P9">I consider being emotional a strength in a professional context, especially when it’s demonstrated through empathy and understanding. For example, I recall an instance at HighRadius when my team lead showed immense emotional <text:span text:style-name="T11">understanding</text:span>. One of our teammates, whose mother had suddenly passed away due to Covid, was stuck in Bhubaneswar and needed to return to his hometown immediately. Our lead not only showed genuine understanding but also promptly arranged for <text:soft-page-break/>extended leave without any hesitation, ensuring that our colleague could focus entirely on his personal situation. This emotional connection built trust within the team, increased our respect for the lead, and fostered a sense of loyalty. By openly recognizing the emotions of a grieving team member and providing the necessary support, he created an environment where we all felt genuinely valued and motivated to contribute more. This experience highlighted how emotional awareness, when managed thoughtfully, can significantly enhance the professional environment.</text:p>
      <text:p text:style-name="P9"/>
      <text:p text:style-name="P9"/>
      <text:p text:style-name="P9">Which do you believe is more valuable: knowledge and expertise or networking skills? Elaborate with your own experience.(*) </text:p>
      <text:p text:style-name="P9"/>
      <text:p text:style-name="P9">In my experience, knowledge and expertise hold greater value, especially in high-stakes situations where technical challenges demand immediate solutions. During my internship at GE Healthcare, my team faced a time-sensitive issue while managing the ELK stack for a critical testing system. It was <text:span text:style-name="T10">our</text:span> deep dive into Elastic <text:span text:style-name="T11">S</text:span>earch’s core features—through thorough research, experimentation, and persistence—that ultimately led to success. This experience taught me that while networking helps broaden perspectives, it is in moments of critical pressure that deep technical expertise truly proves its worth. </text:p>
      <text:p text:style-name="P9"/>
      <text:p text:style-name="P9"/>
      <text:p text:style-name="P9"/>
      <text:p text:style-name="P11">IIT MADRAS</text:p>
      <text:p text:style-name="P11"/>
      <text:p text:style-name="P14"><text:span text:style-name="T13">1.</text:span>Describe your career goals (200 words)* </text:p>
      <text:p text:style-name="P14"/>
      <text:p text:style-name="P15">Achieving professional excellence requires a blend of technical expertise, strategic thinking, and leadership acumen. With a keen interest in finance and operations, my career aspirations focus on contributing to leading organizations such as EY, PWC, Adani, and Accenture Strategy, renowned for their transformative impact on global industries. My ultimate goal is to rise to a leadership position, such as the CEO or head of a division managing operations across Asia or India, driving growth, fostering innovation, and creating meaningful value.</text:p>
      <text:p text:style-name="Text_20_body">Beyond academics, interacting with a diverse cohort of peers will enhance my interpersonal and leadership abilities. Engaging with industry leaders through guest lectures, workshops, and internships will provide valuable insights into real-world challenges in finance and operations. These experiences will prepare me to navigate complex business landscapes and deliver impactful results.</text:p>
      <text:p text:style-name="Text_20_body">The Postgraduate Program at IIT Madras, Department of Management Studies, is the ideal stepping stone to achieving my goals. Its stellar placement record—33% in operations and 14% in finance in 2023, improving to 31% and 19% respectively in 2024—<text:span text:style-name="T12">emphasizes</text:span> its reputation as a launchpad for high-impact careers. Its academic rigor and industry-oriented learning will empower me to excel in competitive fields and realize my professional ambitions.</text:p>
      <text:p text:style-name="P14"/>
      <text:p text:style-name="P14"><text:span text:style-name="T13">2.</text:span>Describe the most significant challenge you have faced so far. How did you resolve it? What did you learn? (200 words)* </text:p>
      <text:p text:style-name="P14"/>
      <text:p text:style-name="P15">During my internship at GE Healthcare, I faced a significant challenge managing the ELK (Elasticsearch, Logstash, Kibana) stack for a critical testing system under a tight deadline. The task involved parsing complex logs using Elasticsearch to design efficient queries for data analysis. <text:soft-page-break/>Despite my initial familiarity with the tool, I struggled to create queries that met the requirements, leading to delays and growing pressure.</text:p>
      <text:p text:style-name="Text_20_body">To address this, I revisited the foundational documentation of Elasticsearch and collaborated with my team to brainstorm potential solutions. By thoroughly understanding the tool’s powerful query language and optimizing our approach, we resolved the issue and successfully delivered the required results on time. This experience taught me the importance of mastering the core features of any technology to effectively tackle real-world challenges, especially under tight deadlines.</text:p>
      <text:p text:style-name="Text_20_body">Beyond technical skills, the situation also emphasized the value of teamwork and perseverance. It underscored the need to stay calm under pressure, break down problems systematically, and leverage resources effectively. This challenge not only improved my problem-solving abilities but also shaped my approach to future projects, ensuring I adopt a deeper, more strategic understanding of the tools and technologies I work with.</text:p>
      <text:p text:style-name="P16"><text:span text:style-name="T14">3. </text:span>Explain your objectives as they relate to pursuing MBA. Also describe what you think other students may learn from you. (e.g. perspective, skills and expertise) (400 words)*</text:p>
      <text:p text:style-name="P16"/>
      <text:p text:style-name="P16">Pursuing an MBA represents a pivotal step in achieving my professional aspirations, equipping me with the skills and insights needed to navigate complex business landscapes and lead in a dynamic environment. My primary objective in pursuing an MBA is to build a strong foundation in management principles while honing my strategic thinking, problem-solving, and leadership abilities. This program will provide me with the tools to bridge the gap between technical expertise and business acumen, enabling me to drive innovation, optimize processes, and deliver impactful results in the corporate world.</text:p>
      <text:p text:style-name="P16"/>
      <text:p text:style-name="P16">Additionally, the opportunity to specialize in areas such as finance, marketing, operations, or consulting will help me align my academic learning with my career goals. By engaging in case studies, industry projects, and collaborative learning, I aim to gain practical exposure to real-world challenges and solutions. This, combined with interaction with industry leaders and peers, will prepare me to contribute effectively to organizational growth while enhancing my understanding of global business trends.</text:p>
      <text:p text:style-name="P16"/>
      <text:p text:style-name="P16">I believe that my peers can benefit from my perspective, shaped by a blend of academic rigor and professional experience. With a background in engineering and hands-on exposure to technical domains, I bring a problem-solving mindset and an analytical approach to decision-making. My ability to work with diverse teams, coupled with my technical expertise in areas such as data analysis, project management allows me to provide unique insights and foster collaborative problem-solving.</text:p>
      <text:p text:style-name="P16"/>
      <text:p text:style-name="P16">Beyond technical skills, I value effective communication, adaptability which I have cultivated through my academic and professional journey. These attributes, combined with my commitment to continuous learning, enable me to contribute meaningfully to discussions, team projects, and leadership activities.</text:p>
      <text:p text:style-name="P16"/>
      <text:p text:style-name="P16">In addition, I bring a perspective shaped by challenges faced in my personal and professional journey. Overcoming these challenges has taught me resilience, resourcefulness, and the importance of approaching problems with creativity and a growth mindset. Sharing these experiences with my peers can inspire them to tackle their challenges with confidence and innovation.</text:p>
      <text:p text:style-name="P16"/>
      <text:p text:style-name="P16"><text:soft-page-break/>An MBA is not just a degree for me; it is an opportunity to grow alongside a diverse group of individuals, contribute to their learning journey, and collectively drive transformative ideas that create a lasting impact.</text:p>
      <text:p text:style-name="P16"/>
      <text:p text:style-name="P16"/>
      <text:p text:style-name="P12">IIT MUMBAI</text:p>
      <text:p text:style-name="P12"/>
      <text:p text:style-name="P17"><text:span text:style-name="T15">1.</text:span>Why do you want to do MBA? (Max. 100 words) </text:p>
      <text:p text:style-name="P17"/>
      <text:p text:style-name="P17">I want to pursue an MBA to develop a strong foundation in strategic thinking, leadership, and technical expertise, which are essential to navigating today’s complex business landscapes. The program will provide valuable opportunities to interact with diverse peers, learn from industry leaders, and gain practical insights through workshops and internships. These experiences will enhance my ability to address real-world challenges, optimize operations, and foster innovation. An MBA will empower me to grow as a transformative leader capable of driving impactful change, contributing to organizational growth, and unlocking opportunities in emerging markets. </text:p>
      <text:p text:style-name="P17"/>
      <text:p text:style-name="P17"><text:span text:style-name="T15">2.</text:span>What is your biggest achievement so far? (Max 100 words) </text:p>
      <text:p text:style-name="P17"/>
      <text:p text:style-name="P17">One of my most significant accomplishments has been earning the Associated Board of the Royal Schools of Music(ABRSM) degree certificates in violin for Grades 1,2 and 3 all with merit. These achievements mark a journey of dedication, discipline and a deep passion of music.</text:p>
      <text:p text:style-name="P17"/>
      <text:p text:style-name="P17"><text:tab/>Learning the violin has been both challenging and rewarding. It required countless hours of practice. Preparing for the ABRSM exams involved not only perfecting scales and pieces but also honing aural skills and sight reading abilities. The rigorous standards of these assessments pushed me to consistently improve and perform to the best of my abilities.</text:p>
      <text:p text:style-name="P17"/>
      <text:p text:style-name="P13"><text:s/>IIT DELHI</text:p>
      <text:p text:style-name="P13"/>
      <text:p text:style-name="P18"><text:span text:style-name="T16">1.</text:span>Please describe your career goals (200 words)* </text:p>
      <text:p text:style-name="P18"/>
      <text:p text:style-name="P19">Achieving professional excellence requires a blend of technical expertise, strategic thinking, and leadership acumen. With a keen interest in finance and operations, my career aspirations focus on contributing to leading organizations such as <text:span text:style-name="T18">BlackRock</text:span>, PWC, Adani, and Accenture Strategy, renowned for their transformative impact on global industries. My ultimate goal is to rise to a leadership position, such as the CEO or head of a division managing operations across Asia or India, driving growth, fostering innovation, and creating meaningful value.</text:p>
      <text:p text:style-name="Text_20_body">Beyond academics, interacting with a diverse cohort of peers will enhance my interpersonal and leadership abilities. Engaging with industry leaders through guest lectures, workshops, and internships will provide valuable insights into real-world challenges in finance and operations. These experiences will prepare me to navigate complex business landscapes and deliver impactful results.</text:p>
      <text:p text:style-name="Text_20_body"/>
      <text:p text:style-name="P18"><text:span text:style-name="T16">2.</text:span>Please describe the most significant challenge you have faced so far. How did you resolve it? What did you learn? (200 words)* </text:p>
      <text:p text:style-name="P18"/>
      <text:p text:style-name="P18">During my internship at GE Healthcare, I faced a significant challenge managing the ELK (Elasticsearch, Logstash, Kibana) stack for a critical testing system under a tight deadline. The task <text:soft-page-break/>involved parsing complex logs using Elasticsearch to design efficient queries for data analysis. Despite my initial familiarity with the tool, I struggled to create queries that met the requirements, leading to delays and growing pressure.</text:p>
      <text:p text:style-name="P18">To address this, I revisited the foundational documentation of Elasticsearch and collaborated with my team to brainstorm potential solutions. By thoroughly understanding the tool’s powerful query language and optimizing our approach, we resolved the issue and successfully delivered the required results on time. This experience taught me the importance of mastering the core features of any technology to effectively tackle real-world challenges, especially under tight deadlines.</text:p>
      <text:p text:style-name="P18">Beyond technical skills, the situation also emphasized the value of teamwork and perseverance. It underscored the need to stay calm under pressure, break down problems systematically, and leverage resources effectively. This challenge not only improved my problem-solving abilities but also shaped my approach to future projects, ensuring I adopt a deeper, more strategic understanding of the tools and technologies I work with.</text:p>
      <text:p text:style-name="P18"/>
      <text:p text:style-name="P18"/>
      <text:p text:style-name="P18"><text:span text:style-name="T16">3.</text:span>Please explain your objectives and goals as they relate to pursuing MBA. Also describe what you think other students may learn from you. (e.g. perspective, skills and expertise) (400 words)* </text:p>
      <text:p text:style-name="P18"/>
      <text:p text:style-name="P19">Pursuing an MBA represents a pivotal step in achieving my professional aspirations, equipping me with the skills and insights needed to navigate complex business landscapes and lead in a dynamic environment. My primary objective in pursuing an MBA is to build a strong foundation in management principles while honing my strategic thinking, problem-solving, and leadership abilities. This program will provide me with the tools to bridge the gap between technical expertise and business acumen, enabling me to drive innovation, optimize processes, and deliver impactful results in the corporate world.</text:p>
      <text:p text:style-name="P20"/>
      <text:p text:style-name="P20">Additionally, the opportunity to specialize in areas such as finance, marketing, operations, or consulting will help me align my academic learning with my career goals. By engaging in case studies, industry projects, and collaborative learning, I aim to gain practical exposure to real-world challenges and solutions. This, combined with interaction with industry leaders and peers, will prepare me to contribute effectively to organizational growth while enhancing my understanding of global business trends.</text:p>
      <text:p text:style-name="P20"/>
      <text:p text:style-name="P20">I believe that my peers can benefit from my perspective, shaped by a blend of academic rigor and professional experience. With a background in engineering and hands-on exposure to technical domains, I bring a problem-solving mindset and an analytical approach to decision-making. My ability to work with diverse teams, coupled with my technical expertise in areas such as data analysis, project management allows me to provide unique insights and foster collaborative problem-solving.</text:p>
      <text:p text:style-name="P20"/>
      <text:p text:style-name="P20">Beyond technical skills, I value effective communication, adaptability which I have cultivated through my academic and professional journey. These attributes, combined with my commitment to continuous learning, enable me to contribute meaningfully to discussions, team projects, and leadership activities.</text:p>
      <text:p text:style-name="P20"/>
      <text:p text:style-name="P20">In addition, I bring a perspective shaped by challenges faced in my personal and professional journey. Overcoming these challenges has taught me resilience, resourcefulness, and the importance <text:soft-page-break/>of approaching problems with creativity and a growth mindset. Sharing these experiences with my peers can inspire them to tackle their challenges with confidence and innovation.</text:p>
      <text:p text:style-name="P20"/>
      <text:p text:style-name="P20">An MBA is not just a degree for me; it is an opportunity to grow alongside a diverse group of individuals, contribute to their learning journey, and collectively drive transformative ideas that create a lasting impact.</text:p>
      <text:p text:style-name="P18"/>
      <text:p text:style-name="P22">FORE DELHI</text:p>
      <text:p text:style-name="P22"/>
      <text:p text:style-name="P23"><text:span text:style-name="T17">1.</text:span>Objective of joining the programme <text:span text:style-name="T19">600 characters</text:span></text:p>
      <text:p text:style-name="P23"/>
      <text:p text:style-name="P25">Pursuing an MBA is a vital step toward achieving my professional goals, equipping me with the skills to navigate dynamic business environments and bridge technical expertise with business acumen. I aim to build a foundation in management, hone leadership abilities, and gain practical exposure through case studies and industry projects. With a background in engineering, I bring an analytical mindset, adaptability, and diverse experiences to foster collaborative learning. An MBA offers me the platform to grow, contribute to peers’ journeys, and drive impactful, innovative solutions in the corporate world.</text:p>
      <text:p text:style-name="P23"/>
      <text:p text:style-name="P23"/>
      <text:p text:style-name="P25"/>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2T21:28:38.616000000</meta:creation-date>
    <dc:date>2025-01-26T16:05:46.593000000</dc:date>
    <meta:editing-duration>PT4H54M42S</meta:editing-duration>
    <meta:editing-cycles>11</meta:editing-cycles>
    <meta:generator>LibreOffice/24.2.2.2$Windows_X86_64 LibreOffice_project/d56cc158d8a96260b836f100ef4b4ef25d6f1a01</meta:generator>
    <meta:print-date>2025-01-02T22:27:19.055000000</meta:print-date>
    <meta:document-statistic meta:table-count="0" meta:image-count="0" meta:object-count="0" meta:page-count="8" meta:paragraph-count="64" meta:word-count="3383" meta:character-count="23009" meta:non-whitespace-character-count="19651"/>
  </office:meta>
</office:document-meta>
</file>